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99cm" table:align="left"/>
    </style:style>
    <style:style style:name="表1.A" style:family="table-column">
      <style:table-column-properties style:column-width="1.63cm"/>
    </style:style>
    <style:style style:name="表1.B" style:family="table-column">
      <style:table-column-properties style:column-width="1.836cm"/>
    </style:style>
    <style:style style:name="表1.C" style:family="table-column">
      <style:table-column-properties style:column-width="7.698cm"/>
    </style:style>
    <style:style style:name="表1.D" style:family="table-column">
      <style:table-column-properties style:column-width="5.835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6.999cm" table:align="left"/>
    </style:style>
    <style:style style:name="表2.A" style:family="table-column">
      <style:table-column-properties style:column-width="2.835cm"/>
    </style:style>
    <style:style style:name="表2.B" style:family="table-column">
      <style:table-column-properties style:column-width="2.337cm"/>
    </style:style>
    <style:style style:name="表2.C" style:family="table-column">
      <style:table-column-properties style:column-width="3.593cm"/>
    </style:style>
    <style:style style:name="表2.D" style:family="table-column">
      <style:table-column-properties style:column-width="1.579cm"/>
    </style:style>
    <style:style style:name="表2.F" style:family="table-column">
      <style:table-column-properties style:column-width="1.334cm"/>
    </style:style>
    <style:style style:name="表2.G" style:family="table-column">
      <style:table-column-properties style:column-width="3.743cm"/>
    </style:style>
    <style:style style:name="表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.212cm" fo:line-height="114%"/>
      <style:text-properties style:font-name-asian="Google Sans Text"/>
    </style:style>
    <style:style style:name="P2" style:family="paragraph" style:parent-style-name="Text_20_body">
      <style:paragraph-properties fo:margin-top="0cm" fo:margin-bottom="0.212cm" fo:line-height="114%"/>
    </style:style>
    <style:style style:name="P3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/>
    </style:style>
    <style:style style:name="P4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 fo:font-weight="bold"/>
    </style:style>
    <style:style style:name="P5" style:family="paragraph" style:parent-style-name="Table_20_Contents">
      <style:paragraph-properties fo:margin-top="0cm" fo:margin-bottom="0.212cm" fo:line-height="114%" fo:padding="0.049cm" fo:border="0.002cm solid #000000"/>
      <style:text-properties style:font-name-asian="Google Sans Text"/>
    </style:style>
    <style:style style:name="P6" style:family="paragraph" style:parent-style-name="Table_20_Contents">
      <style:paragraph-properties fo:margin-top="0cm" fo:margin-bottom="0.212cm" fo:line-height="114%" fo:padding="0.049cm" fo:border="0.002cm solid #000000"/>
    </style:style>
    <style:style style:name="P7" style:family="paragraph" style:parent-style-name="Heading_20_3">
      <style:paragraph-properties fo:margin-top="0cm" fo:margin-bottom="0.212cm" fo:line-height="114%"/>
    </style:style>
    <style:style style:name="P8" style:family="paragraph" style:parent-style-name="Heading_20_3">
      <style:paragraph-properties fo:margin-top="0cm" fo:margin-bottom="0.212cm" fo:line-height="114%"/>
      <style:text-properties style:font-name="Google Sans"/>
    </style:style>
    <style:style style:name="P9" style:family="paragraph" style:parent-style-name="Heading_20_3">
      <style:paragraph-properties fo:margin-top="0cm" fo:margin-bottom="0.212cm" fo:line-height="114%"/>
      <style:text-properties style:font-name-asian="Google Sans"/>
    </style:style>
    <style:style style:name="P10" style:family="paragraph" style:parent-style-name="Heading_20_2">
      <style:paragraph-properties fo:margin-top="0cm" fo:margin-bottom="0.212cm" fo:line-height="114%"/>
    </style:style>
    <style:style style:name="P11" style:family="paragraph" style:parent-style-name="Table_20_Contents">
      <style:paragraph-properties fo:margin-top="0cm" fo:margin-bottom="0cm" fo:line-height="114%" fo:padding="0.049cm" fo:border="0.002cm solid #000000"/>
    </style:style>
    <style:style style:name="P12" style:family="paragraph" style:parent-style-name="Text_20_body" style:list-style-name="L1">
      <style:paragraph-properties fo:margin-top="0cm" fo:margin-bottom="0.212cm" fo:line-height="114%"/>
    </style:style>
    <style:style style:name="P13" style:family="paragraph" style:parent-style-name="Text_20_body" style:list-style-name="L2">
      <style:paragraph-properties fo:margin-top="0cm" fo:margin-bottom="0.212cm" fo:line-height="114%"/>
    </style:style>
    <style:style style:name="P14" style:family="paragraph" style:parent-style-name="Text_20_body" style:list-style-name="L3">
      <style:paragraph-properties fo:margin-top="0cm" fo:margin-bottom="0.212cm" fo:line-height="114%"/>
    </style:style>
    <style:style style:name="P15" style:family="paragraph" style:parent-style-name="Text_20_body" style:list-style-name="L4">
      <style:paragraph-properties fo:margin-top="0cm" fo:margin-bottom="0.212cm" fo:line-height="114%"/>
    </style:style>
    <style:style style:name="P16" style:family="paragraph" style:parent-style-name="Text_20_body" style:list-style-name="L5">
      <style:paragraph-properties fo:margin-top="0cm" fo:margin-bottom="0.212cm" fo:line-height="114%"/>
    </style:style>
    <style:style style:name="P17" style:family="paragraph" style:parent-style-name="Text_20_body" style:list-style-name="L6">
      <style:paragraph-properties fo:margin-top="0cm" fo:margin-bottom="0.212cm" fo:line-height="114%"/>
    </style:style>
    <style:style style:name="P18" style:family="paragraph" style:parent-style-name="Text_20_body" style:list-style-name="L7">
      <style:paragraph-properties fo:margin-top="0cm" fo:margin-bottom="0.212cm" fo:line-height="114%"/>
    </style:style>
    <style:style style:name="P19" style:family="paragraph" style:parent-style-name="Text_20_body" style:list-style-name="L8">
      <style:paragraph-properties fo:margin-top="0cm" fo:margin-bottom="0.212cm" fo:line-height="114%"/>
    </style:style>
    <style:style style:name="P20" style:family="paragraph" style:parent-style-name="Text_20_body" style:list-style-name="L9">
      <style:paragraph-properties fo:margin-top="0cm" fo:margin-bottom="0.212cm" fo:line-height="114%"/>
    </style:style>
    <style:style style:name="P21" style:family="paragraph" style:parent-style-name="Text_20_body" style:list-style-name="L10">
      <style:paragraph-properties fo:margin-top="0cm" fo:margin-bottom="0.212cm" fo:line-height="114%"/>
    </style:style>
    <style:style style:name="T1" style:family="text">
      <style:text-properties style:font-name="Google Sans"/>
    </style:style>
    <style:style style:name="T2" style:family="text">
      <style:text-properties style:font-name-asian="Google Sans"/>
    </style:style>
    <style:style style:name="T3" style:family="text">
      <style:text-properties style:font-weight-asian="bold"/>
    </style:style>
    <style:style style:name="T4" style:family="text">
      <style:text-properties style:font-name-asian="Google Sans Text"/>
    </style:style>
    <style:style style:name="T5" style:family="text">
      <style:text-properties style:font-name-asian="Google Sans Text" style:font-weight-asian="bold"/>
    </style:style>
    <style:style style:name="T6" style:family="text">
      <style:text-properties style:font-name="Google Sans Text"/>
    </style:style>
    <style:style style:name="T7" style:family="text">
      <style:text-properties style:font-name="Google Sans Text"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/>Track/Codility </text:span><text:span text:style-name="T2">クイズ対策チートシート </text:span><text:span text:style-name="T1">(C++ / CS</text:span><text:span text:style-name="T2">基礎</text:span><text:span text:style-name="T1">)</text:span></text:h>
      <text:h text:style-name="P10" text:outline-level="2"><text:span text:style-name="T1">1. </text:span><text:span text:style-name="T2">計算量 </text:span><text:span text:style-name="T1">(Time Complexity) </text:span><text:span text:style-name="T2">と </text:span><text:span text:style-name="T1">Big O</text:span></text:h>
      <text:p text:style-name="P1"><text:span text:style-name="T3">【最頻出】</text:span> コードの効率を判断する基準。グラフの形をイメージできるかが鍵です。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header-rows>
          <table:table-row>
            <table:table-cell table:style-name="表1.A1" office:value-type="string">
              <text:p text:style-name="P11"><text:span text:style-name="Strong_20_Emphasis"><text:span text:style-name="T4">表記</text:span></text:span></text:p>
            </table:table-cell>
            <table:table-cell table:style-name="表1.A1" office:value-type="string">
              <text:p text:style-name="P11"><text:span text:style-name="Strong_20_Emphasis"><text:span text:style-name="T4">名前</text:span></text:span></text:p>
            </table:table-cell>
            <table:table-cell table:style-name="表1.A1" office:value-type="string">
              <text:p text:style-name="P11"><text:span text:style-name="Strong_20_Emphasis"><text:span text:style-name="T4">代表的なアルゴリズム</text:span></text:span><text:span text:style-name="Strong_20_Emphasis"><text:span text:style-name="T6">/</text:span></text:span><text:span text:style-name="Strong_20_Emphasis"><text:span text:style-name="T4">操作</text:span></text:span></text:p>
            </table:table-cell>
            <table:table-cell table:style-name="表1.A1" office:value-type="string">
              <text:p text:style-name="P11"><text:span text:style-name="Strong_20_Emphasis"><text:span text:style-name="T6">TD</text:span></text:span><text:span text:style-name="Strong_20_Emphasis"><text:span text:style-name="T4">視点での評価</text:span></text:span></text:p>
            </table:table-cell>
          </table:table-row>
        </table:table-header-rows>
        <table:table-row>
          <table:table-cell table:style-name="表1.A1" office:value-type="string">
            <text:p text:style-name="P3">$O(1)$</text:p>
          </table:table-cell>
          <table:table-cell table:style-name="表1.A1" office:value-type="string">
            <text:p text:style-name="P5">定数時間</text:p>
          </table:table-cell>
          <table:table-cell table:style-name="表1.A1" office:value-type="string">
            <text:p text:style-name="P6"><text:span text:style-name="T4">配列アクセス</text:span><text:span text:style-name="T6">, </text:span><text:span text:style-name="T4">ハッシュマップ</text:span><text:span text:style-name="T6">(</text:span><text:span text:style-name="Source_20_Text"><text:span text:style-name="T6">unordered_map</text:span></text:span><text:span text:style-name="T6">)</text:span><text:span text:style-name="T4">の検索・挿入</text:span><text:span text:style-name="T6">, Stack/Queue</text:span><text:span text:style-name="T4">の</text:span><text:span text:style-name="T6">push/pop</text:span></text:p>
          </table:table-cell>
          <table:table-cell table:style-name="表1.A1" office:value-type="string">
            <text:p text:style-name="P5"><text:span text:style-name="T3">理想的</text:span>。ループに依存しない。</text:p>
          </table:table-cell>
        </table:table-row>
        <table:table-row>
          <table:table-cell table:style-name="表1.A1" office:value-type="string">
            <text:p text:style-name="P3">$O(\log N)$</text:p>
          </table:table-cell>
          <table:table-cell table:style-name="表1.A1" office:value-type="string">
            <text:p text:style-name="P5">対数時間</text:p>
          </table:table-cell>
          <table:table-cell table:style-name="表1.A1" office:value-type="string">
            <text:p text:style-name="P6"><text:span text:style-name="T5">二分探索</text:span><text:span text:style-name="T6">, </text:span><text:span text:style-name="T4">平衡二分木</text:span><text:span text:style-name="T6">(</text:span><text:span text:style-name="Source_20_Text"><text:span text:style-name="T6">std::map</text:span></text:span><text:span text:style-name="T6">, </text:span><text:span text:style-name="Source_20_Text"><text:span text:style-name="T6">std::set</text:span></text:span><text:span text:style-name="T6">)</text:span><text:span text:style-name="T4">の検索・挿入</text:span></text:p>
          </table:table-cell>
          <table:table-cell table:style-name="表1.A1" office:value-type="string">
            <text:p text:style-name="P6"><text:span text:style-name="T5">非常に高速</text:span><text:span text:style-name="T4">。データ量が倍になっても計算は</text:span><text:span text:style-name="T6">+1</text:span><text:span text:style-name="T4">回しか増えない。</text:span></text:p>
          </table:table-cell>
        </table:table-row>
        <table:table-row>
          <table:table-cell table:style-name="表1.A1" office:value-type="string">
            <text:p text:style-name="P3">$O(N)$</text:p>
          </table:table-cell>
          <table:table-cell table:style-name="表1.A1" office:value-type="string">
            <text:p text:style-name="P5">線形時間</text:p>
          </table:table-cell>
          <table:table-cell table:style-name="表1.A1" office:value-type="string">
            <text:p text:style-name="P6"><text:span text:style-name="T7">for</text:span><text:span text:style-name="T5">ループ全探索</text:span><text:span text:style-name="T6">, </text:span><text:span text:style-name="T4">連結リストの検索</text:span></text:p>
          </table:table-cell>
          <table:table-cell table:style-name="表1.A1" office:value-type="string">
            <text:p text:style-name="P5">普通。データ量に比例する。</text:p>
          </table:table-cell>
        </table:table-row>
        <table:table-row>
          <table:table-cell table:style-name="表1.A1" office:value-type="string">
            <text:p text:style-name="P3">$O(N \log N)$</text:p>
          </table:table-cell>
          <table:table-cell table:style-name="表1.A1" office:value-type="string">
            <text:p text:style-name="P5">線形対数</text:p>
          </table:table-cell>
          <table:table-cell table:style-name="表1.A1" office:value-type="string">
            <text:p text:style-name="P6"><text:span text:style-name="T5">マージソート</text:span><text:span text:style-name="T7">, </text:span><text:span text:style-name="T5">クイックソート</text:span><text:span text:style-name="T6">, </text:span><text:span text:style-name="T4">ヒープソート</text:span></text:p>
          </table:table-cell>
          <table:table-cell table:style-name="表1.A1" office:value-type="string">
            <text:p text:style-name="P5"><text:span text:style-name="T3">ソートの限界速度</text:span>。大規模データ処理の基準点。</text:p>
          </table:table-cell>
        </table:table-row>
        <table:table-row>
          <table:table-cell table:style-name="表1.A1" office:value-type="string">
            <text:p text:style-name="P3">$O(N^2)$</text:p>
          </table:table-cell>
          <table:table-cell table:style-name="表1.A1" office:value-type="string">
            <text:p text:style-name="P5">二乗時間</text:p>
          </table:table-cell>
          <table:table-cell table:style-name="表1.A1" office:value-type="string">
            <text:p text:style-name="P6"><text:span text:style-name="T5">二重ループ</text:span><text:span text:style-name="T6">, </text:span><text:span text:style-name="T4">バブルソート</text:span></text:p>
          </table:table-cell>
          <table:table-cell table:style-name="表1.A1" office:value-type="string">
            <text:p text:style-name="P6"><text:span text:style-name="T5">黄色信号</text:span><text:span text:style-name="T4">。</text:span><text:span text:style-name="T6">$N=10000$</text:span><text:span text:style-name="T4">を超えると危険（</text:span><text:span text:style-name="T6">TLE</text:span><text:span text:style-name="T4">候補）。</text:span></text:p>
          </table:table-cell>
        </table:table-row>
      </table:table>
      <text:p text:style-name="Horizontal_20_Line"/>
      <text:h text:style-name="P10" text:outline-level="2"><text:span text:style-name="T1">2. C++ </text:span><text:span text:style-name="T2">データ構造 </text:span><text:span text:style-name="T1">(STL) </text:span><text:span text:style-name="T2">の特性</text:span></text:h>
      <text:p text:style-name="P1"><text:span text:style-name="T3">【頻出】</text:span> 状況に応じたコンテナ選択の正解を選ぶ問題。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 table:number-columns-repeated="2"/>
        <table:table-column table:style-name="表2.F"/>
        <table:table-column table:style-name="表2.G"/>
        <table:table-header-rows>
          <table:table-row>
            <table:table-cell table:style-name="表2.A1" office:value-type="string">
              <text:p text:style-name="P11"><text:span text:style-name="Strong_20_Emphasis"><text:span text:style-name="T4">コンテナ</text:span></text:span></text:p>
            </table:table-cell>
            <table:table-cell table:style-name="表2.A1" office:value-type="string">
              <text:p text:style-name="P11"><text:span text:style-name="Strong_20_Emphasis"><text:span text:style-name="T4">内部構造</text:span></text:span></text:p>
            </table:table-cell>
            <table:table-cell table:style-name="表2.A1" office:value-type="string">
              <text:p text:style-name="P11"><text:span text:style-name="Strong_20_Emphasis"><text:span text:style-name="T4">ランダムアクセス</text:span></text:span><text:span text:style-name="Strong_20_Emphasis"><text:span text:style-name="T6">([])</text:span></text:span></text:p>
            </table:table-cell>
            <table:table-cell table:style-name="表2.A1" office:value-type="string">
              <text:p text:style-name="P11"><text:span text:style-name="Strong_20_Emphasis"><text:span text:style-name="T4">挿入</text:span></text:span><text:span text:style-name="Strong_20_Emphasis"><text:span text:style-name="T6">/</text:span></text:span><text:span text:style-name="Strong_20_Emphasis"><text:span text:style-name="T4">削除 </text:span></text:span><text:span text:style-name="Strong_20_Emphasis"><text:span text:style-name="T6">(</text:span></text:span><text:span text:style-name="Strong_20_Emphasis"><text:span text:style-name="T4">末尾</text:span></text:span><text:span text:style-name="Strong_20_Emphasis"><text:span text:style-name="T6">)</text:span></text:span></text:p>
            </table:table-cell>
            <table:table-cell table:style-name="表2.A1" office:value-type="string">
              <text:p text:style-name="P11"><text:span text:style-name="Strong_20_Emphasis"><text:span text:style-name="T4">挿入</text:span></text:span><text:span text:style-name="Strong_20_Emphasis"><text:span text:style-name="T6">/</text:span></text:span><text:span text:style-name="Strong_20_Emphasis"><text:span text:style-name="T4">削除 </text:span></text:span><text:span text:style-name="Strong_20_Emphasis"><text:span text:style-name="T6">(</text:span></text:span><text:span text:style-name="Strong_20_Emphasis"><text:span text:style-name="T4">中間</text:span></text:span><text:span text:style-name="Strong_20_Emphasis"><text:span text:style-name="T6">)</text:span></text:span></text:p>
            </table:table-cell>
            <table:table-cell table:style-name="表2.A1" office:value-type="string">
              <text:p text:style-name="P11"><text:span text:style-name="Strong_20_Emphasis"><text:span text:style-name="T4">検索</text:span></text:span></text:p>
            </table:table-cell>
            <table:table-cell table:style-name="表2.A1" office:value-type="string">
              <text:p text:style-name="P11"><text:span text:style-name="Strong_20_Emphasis"><text:span text:style-name="T4">用途</text:span></text:span></text:p>
            </table:table-cell>
          </table:table-row>
        </table:table-header-rows>
        <table:table-row>
          <table:table-cell table:style-name="表2.A1" office:value-type="string">
            <text:p text:style-name="P6"><text:span text:style-name="Source_20_Text"><text:span text:style-name="T6">std::vector</text:span></text:span></text:p>
          </table:table-cell>
          <table:table-cell table:style-name="表2.A1" office:value-type="string">
            <text:p text:style-name="P5">動的配列</text:p>
          </table:table-cell>
          <table:table-cell table:style-name="表2.A1" office:value-type="string">
            <text:p text:style-name="P6"><text:span text:style-name="T7">$O(1)$ (</text:span><text:span text:style-name="T5">高速</text:span><text:span text:style-name="T7">)</text:span></text:p>
          </table:table-cell>
          <table:table-cell table:style-name="表2.A1" office:value-type="string">
            <text:p text:style-name="P3">$O(1)$</text:p>
          </table:table-cell>
          <table:table-cell table:style-name="表2.A1" office:value-type="string">
            <text:p text:style-name="P6"><text:span text:style-name="T6">$O(N)$ (</text:span><text:span text:style-name="T4">遅い</text:span><text:span text:style-name="T6">)</text:span></text:p>
          </table:table-cell>
          <table:table-cell table:style-name="表2.A1" office:value-type="string">
            <text:p text:style-name="P3">$O(N)$</text:p>
          </table:table-cell>
          <table:table-cell table:style-name="表2.A1" office:value-type="string">
            <text:p text:style-name="P5">デフォルトはこれ。キャッシュ効率が良い。</text:p>
          </table:table-cell>
        </table:table-row>
        <table:table-row>
          <table:table-cell table:style-name="表2.A1" office:value-type="string">
            <text:p text:style-name="P6"><text:span text:style-name="Source_20_Text"><text:span text:style-name="T6">std::list</text:span></text:span></text:p>
          </table:table-cell>
          <table:table-cell table:style-name="表2.A1" office:value-type="string">
            <text:p text:style-name="P5">双方向リスト</text:p>
          </table:table-cell>
          <table:table-cell table:style-name="表2.A1" office:value-type="string">
            <text:p text:style-name="P6"><text:span text:style-name="T4">不可 </text:span><text:span text:style-name="T6">($O(N)$)</text:span></text:p>
          </table:table-cell>
          <table:table-cell table:style-name="表2.A1" office:value-type="string">
            <text:p text:style-name="P3">$O(1)$</text:p>
          </table:table-cell>
          <table:table-cell table:style-name="表2.A1" office:value-type="string">
            <text:p text:style-name="P6"><text:span text:style-name="T7">$O(1)$ (</text:span><text:span text:style-name="T5">高速</text:span><text:span text:style-name="T7">)</text:span></text:p>
          </table:table-cell>
          <table:table-cell table:style-name="表2.A1" office:value-type="string">
            <text:p text:style-name="P3">$O(N)$</text:p>
          </table:table-cell>
          <table:table-cell table:style-name="表2.A1" office:value-type="string">
            <text:p text:style-name="P5">頻繁な挿入削除がある場合。</text:p>
          </table:table-cell>
        </table:table-row>
        <table:table-row>
          <table:table-cell table:style-name="表2.A1" office:value-type="string">
            <text:p text:style-name="P6"><text:span text:style-name="Source_20_Text"><text:span text:style-name="T6">std::map</text:span></text:span></text:p>
          </table:table-cell>
          <table:table-cell table:style-name="表2.A1" office:value-type="string">
            <text:p text:style-name="P5">平衡二分木</text:p>
          </table:table-cell>
          <table:table-cell table:style-name="表2.A1" office:value-type="string">
            <text:p text:style-name="P5">不可</text:p>
          </table:table-cell>
          <table:table-cell table:style-name="表2.A1" office:value-type="string">
            <text:p text:style-name="P3">$O(\log N)$</text:p>
          </table:table-cell>
          <table:table-cell table:style-name="表2.A1" office:value-type="string">
            <text:p text:style-name="P3">$O(\log N)$</text:p>
          </table:table-cell>
          <table:table-cell table:style-name="表2.A1" office:value-type="string">
            <text:p text:style-name="P4">$O(\log N)$</text:p>
          </table:table-cell>
          <table:table-cell table:style-name="表2.A1" office:value-type="string">
            <text:p text:style-name="P5"><text:span text:style-name="T3">順序</text:span>が必要な辞書。</text:p>
          </table:table-cell>
        </table:table-row>
        <table:table-row>
          <table:table-cell table:style-name="表2.A1" office:value-type="string">
            <text:p text:style-name="P6"><text:span text:style-name="Source_20_Text"><text:span text:style-name="T6">std::unordered_map</text:span></text:span></text:p>
          </table:table-cell>
          <table:table-cell table:style-name="表2.A1" office:value-type="string">
            <text:p text:style-name="P5">ハッシュ表</text:p>
          </table:table-cell>
          <table:table-cell table:style-name="表2.A1" office:value-type="string">
            <text:p text:style-name="P5">不可</text:p>
          </table:table-cell>
          <table:table-cell table:style-name="表2.A1" office:value-type="string">
            <text:p text:style-name="P6"><text:span text:style-name="T6">$O(1)$ (</text:span><text:span text:style-name="T4">平均</text:span><text:span text:style-name="T6">)</text:span></text:p>
          </table:table-cell>
          <table:table-cell table:style-name="表2.A1" office:value-type="string">
            <text:p text:style-name="P6"><text:span text:style-name="T6">$O(1)$ (</text:span><text:span text:style-name="T4">平均</text:span><text:span text:style-name="T6">)</text:span></text:p>
          </table:table-cell>
          <table:table-cell table:style-name="表2.A1" office:value-type="string">
            <text:p text:style-name="P4">$O(1)$</text:p>
          </table:table-cell>
          <table:table-cell table:style-name="表2.A1" office:value-type="string">
            <text:p text:style-name="P5"><text:span text:style-name="T3">最速</text:span>の検索が必要な辞書。順序はバラバラ。</text:p>
          </table:table-cell>
        </table:table-row>
      </table:table>
      <text:p text:style-name="P2"><text:soft-page-break/>⚠️ <text:span text:style-name="T5">覚えておくべき罠</text:span><text:span text:style-name="T7">:</text:span></text:p>
      <text:list xml:id="list617143994251539268" text:style-name="L1">
        <text:list-item>
          <text:p text:style-name="P12"><text:span text:style-name="Source_20_Text"><text:span text:style-name="T6">vector</text:span></text:span><text:span text:style-name="T6"> </text:span><text:span text:style-name="T4">の </text:span><text:span text:style-name="Source_20_Text"><text:span text:style-name="T6">capacity</text:span></text:span><text:span text:style-name="T6"> </text:span><text:span text:style-name="T4">と </text:span><text:span text:style-name="Source_20_Text"><text:span text:style-name="T6">size</text:span></text:span><text:span text:style-name="T6"> </text:span><text:span text:style-name="T4">の違い（メモリ再確保のタイミング）。</text:span></text:p>
        </text:list-item>
        <text:list-item>
          <text:p text:style-name="P12"><text:span text:style-name="Source_20_Text"><text:span text:style-name="T6">map</text:span></text:span><text:span text:style-name="T6"> </text:span><text:span text:style-name="T4">のキーにするクラスには </text:span><text:span text:style-name="Source_20_Text"><text:span text:style-name="T6">&lt;</text:span></text:span><text:span text:style-name="T6"> </text:span><text:span text:style-name="T4">演算子（比較）の実装が必要。</text:span></text:p>
        </text:list-item>
        <text:list-item>
          <text:p text:style-name="P12"><text:span text:style-name="Source_20_Text"><text:span text:style-name="T6">unordered_map</text:span></text:span><text:span text:style-name="T6"> </text:span><text:span text:style-name="T4">のキーにするクラスには </text:span><text:span text:style-name="Source_20_Text"><text:span text:style-name="T6">hash</text:span></text:span><text:span text:style-name="T6"> </text:span><text:span text:style-name="T4">関数の実装が必要。</text:span></text:p>
        </text:list-item>
      </text:list>
      <text:p text:style-name="Horizontal_20_Line"/>
      <text:h text:style-name="P10" text:outline-level="2"><text:span text:style-name="T1">3. </text:span><text:span text:style-name="T2">メモリ管理とポインタ </text:span><text:span text:style-name="T1">(C++</text:span><text:span text:style-name="T2">特有</text:span><text:span text:style-name="T1">)</text:span></text:h>
      <text:p text:style-name="P1"><text:span text:style-name="T3">【重要】</text:span> ゲーム開発で最もバグりやすい部分。</text:p>
      <text:h text:style-name="P7" text:outline-level="3"><text:span text:style-name="T2">スタック </text:span><text:span text:style-name="T1">vs </text:span><text:span text:style-name="T2">ヒープ</text:span></text:h>
      <text:list xml:id="list7705891301806297649" text:style-name="L2">
        <text:list-item>
          <text:p text:style-name="P13"><text:span text:style-name="T5">スタック </text:span><text:span text:style-name="T7">(Stack):</text:span><text:span text:style-name="T6"> </text:span><text:span text:style-name="T4">ローカル変数、関数呼び出し。</text:span><text:span text:style-name="T5">高速だがサイズ制限あり</text:span><text:span text:style-name="T4">。スコープを抜けると自動解放。</text:span></text:p>
        </text:list-item>
        <text:list-item>
          <text:p text:style-name="P13"><text:span text:style-name="T5">ヒープ </text:span><text:span text:style-name="T7">(Heap):</text:span><text:span text:style-name="T6"> </text:span><text:span text:style-name="Source_20_Text"><text:span text:style-name="T6">new</text:span></text:span><text:span text:style-name="T6"> / </text:span><text:span text:style-name="Source_20_Text"><text:span text:style-name="T6">malloc</text:span></text:span><text:span text:style-name="T6"> </text:span><text:span text:style-name="T4">で確保。</text:span><text:span text:style-name="T5">大容量だが低速</text:span><text:span text:style-name="T4">。手動で </text:span><text:span text:style-name="Source_20_Text"><text:span text:style-name="T6">delete</text:span></text:span><text:span text:style-name="T6"> </text:span><text:span text:style-name="T4">しないと</text:span><text:span text:style-name="T5">メモリリーク</text:span><text:span text:style-name="T4">する。</text:span></text:p>
        </text:list-item>
      </text:list>
      <text:h text:style-name="P7" text:outline-level="3"><text:span text:style-name="T2">スマートポインタ </text:span><text:span text:style-name="T1">(</text:span><text:span text:style-name="T2">モダン</text:span><text:span text:style-name="T1">C++</text:span><text:span text:style-name="T2">の常識</text:span><text:span text:style-name="T1">)</text:span></text:h>
      <text:list xml:id="list3450253596204598440" text:style-name="L3">
        <text:list-item>
          <text:p text:style-name="P14"><text:span text:style-name="Source_20_Text"><text:span text:style-name="T7">std::unique_ptr</text:span></text:span><text:span text:style-name="T7">:</text:span><text:span text:style-name="T6"> </text:span><text:span text:style-name="T5">所有権を独占</text:span><text:span text:style-name="T4">。コピー不可、ムーブのみ可。軽量で推奨される。スコープアウトで自動 </text:span><text:span text:style-name="Source_20_Text"><text:span text:style-name="T6">delete</text:span></text:span><text:span text:style-name="T4">。</text:span></text:p>
        </text:list-item>
        <text:list-item>
          <text:p text:style-name="P14"><text:span text:style-name="Source_20_Text"><text:span text:style-name="T7">std::shared_ptr</text:span></text:span><text:span text:style-name="T7">:</text:span><text:span text:style-name="T6"> </text:span><text:span text:style-name="T5">所有権を共有</text:span><text:span text:style-name="T4">。参照カウント方式。カウントが</text:span><text:span text:style-name="T6">0</text:span><text:span text:style-name="T4">になると解放。循環参照に注意。</text:span></text:p>
        </text:list-item>
        <text:list-item>
          <text:p text:style-name="P14"><text:span text:style-name="Source_20_Text"><text:span text:style-name="T7">std::weak_ptr</text:span></text:span><text:span text:style-name="T7">:</text:span><text:span text:style-name="T6"> </text:span><text:span text:style-name="Source_20_Text"><text:span text:style-name="T6">shared_ptr</text:span></text:span><text:span text:style-name="T4">の</text:span><text:span text:style-name="T5">循環参照を防ぐ</text:span><text:span text:style-name="T4">ために使う。所有権を持たず、参照カウントを増やさない。</text:span></text:p>
        </text:list-item>
      </text:list>
      <text:h text:style-name="P8" text:outline-level="3">RAII (Resource Acquisition Is Initialization)</text:h>
      <text:list xml:id="list420616673772735619" text:style-name="L4">
        <text:list-item>
          <text:p text:style-name="P15"><text:span text:style-name="T5">概念</text:span><text:span text:style-name="T7">:</text:span><text:span text:style-name="T6"> </text:span><text:span text:style-name="T4">リソース（メモリ、ファイル、ロック）の確保をオブジェクトの初期化時に行い、解放をデストラクタで行うこと。</text:span></text:p>
        </text:list-item>
        <text:list-item>
          <text:p text:style-name="P15"><text:span text:style-name="T5">クイズでの正解</text:span><text:span text:style-name="T7">:</text:span><text:span text:style-name="T6"> </text:span><text:span text:style-name="T4">「例外が発生してもリソースリークを防ぐための技法」として選ぶ。</text:span></text:p>
        </text:list-item>
      </text:list>
      <text:p text:style-name="Horizontal_20_Line"/>
      <text:h text:style-name="P10" text:outline-level="2"><text:span text:style-name="T1">4. </text:span><text:span text:style-name="T2">オブジェクト指向 </text:span><text:span text:style-name="T1">(OOP) </text:span><text:span text:style-name="T2">と クラス設計</text:span></text:h>
      <text:p text:style-name="P1"><text:span text:style-name="T3">【基本】</text:span> 継承とポリモーフィズムの挙動。</text:p>
      <text:h text:style-name="P7" text:outline-level="3"><text:span text:style-name="T2">仮想関数 </text:span><text:span text:style-name="T1">(Virtual Functions)</text:span></text:h>
      <text:list xml:id="list7237520226024549797" text:style-name="L5">
        <text:list-item>
          <text:p text:style-name="P16"><text:span text:style-name="T5">仮想デストラクタ</text:span><text:span text:style-name="T7">:</text:span><text:span text:style-name="T6"> </text:span><text:span text:style-name="T4">基底クラスのポインタ経由で派生クラスを </text:span><text:span text:style-name="Source_20_Text"><text:span text:style-name="T6">delete</text:span></text:span><text:span text:style-name="T6"> </text:span><text:span text:style-name="T4">する際、</text:span><text:span text:style-name="T5">基底クラスのデストラクタには </text:span><text:span text:style-name="Source_20_Text"><text:span text:style-name="T7">virtual</text:span></text:span><text:span text:style-name="T7"> </text:span><text:span text:style-name="T5">が必須</text:span><text:span text:style-name="T4">。</text:span></text:p>
          <text:list>
            <text:list-item>
              <text:p text:style-name="P16"><text:span text:style-name="T5">理由</text:span><text:span text:style-name="T7">:</text:span><text:span text:style-name="T6"> </text:span><text:span text:style-name="T4">これがないと派生クラスのデストラクタが呼ばれず、メモリリークする。</text:span></text:p>
            </text:list-item>
          </text:list>
        </text:list-item>
        <text:list-item>
          <text:p text:style-name="P16"><text:span text:style-name="T5">純粋仮想関数 </text:span><text:span text:style-name="T7">(</text:span><text:span text:style-name="Source_20_Text"><text:span text:style-name="T7">virtual void func() = 0;</text:span></text:span><text:span text:style-name="T7">):</text:span><text:span text:style-name="T6"> </text:span><text:span text:style-name="T4">これを持つクラスは</text:span><text:span text:style-name="T5">抽象クラス</text:span><text:span text:style-name="T4">となり、インスタンス化できない（インターフェースとして機能する）。</text:span></text:p>
        </text:list-item>
      </text:list>
      <text:h text:style-name="P7" text:outline-level="3"><text:soft-page-break/><text:span text:style-name="T2">オーバーロード </text:span><text:span text:style-name="T1">vs </text:span><text:span text:style-name="T2">オーバーライド</text:span></text:h>
      <text:list xml:id="list7300863313173424567" text:style-name="L6">
        <text:list-item>
          <text:p text:style-name="P17"><text:span text:style-name="T5">オーバーロード </text:span><text:span text:style-name="T7">(Overload):</text:span><text:span text:style-name="T6"> </text:span><text:span text:style-name="T4">同名関数だが</text:span><text:span text:style-name="T5">引数が違う</text:span><text:span text:style-name="T4">（コンパイル時解決）。</text:span></text:p>
        </text:list-item>
        <text:list-item>
          <text:p text:style-name="P17"><text:span text:style-name="T5">オーバーライド </text:span><text:span text:style-name="T7">(Override):</text:span><text:span text:style-name="T6"> </text:span><text:span text:style-name="T4">基底クラスの仮想関数を派生クラスで</text:span><text:span text:style-name="T5">上書き</text:span><text:span text:style-name="T4">する（実行時解決）。</text:span></text:p>
        </text:list-item>
      </text:list>
      <text:p text:style-name="Horizontal_20_Line"/>
      <text:h text:style-name="P10" text:outline-level="2"><text:span text:style-name="T1">5. </text:span><text:span text:style-name="T2">その他：よく出る小問</text:span></text:h>
      <text:h text:style-name="P9" text:outline-level="3">プロセスとスレッド</text:h>
      <text:list xml:id="list4456938882913978951" text:style-name="L7">
        <text:list-item>
          <text:p text:style-name="P18"><text:span text:style-name="T5">プロセス</text:span><text:span text:style-name="T7">:</text:span><text:span text:style-name="T6"> </text:span><text:span text:style-name="T4">独立したメモリ空間を持つ。通信には</text:span><text:span text:style-name="T6">IPC</text:span><text:span text:style-name="T4">が必要。</text:span></text:p>
        </text:list-item>
        <text:list-item>
          <text:p text:style-name="P18"><text:span text:style-name="T5">スレッド</text:span><text:span text:style-name="T7">:</text:span><text:span text:style-name="T6"> </text:span><text:span text:style-name="T4">同じプロセス内で</text:span><text:span text:style-name="T5">メモリを共有</text:span><text:span text:style-name="T4">する。通信は早いが、</text:span><text:span text:style-name="T6">**</text:span><text:span text:style-name="T4">競合（</text:span><text:span text:style-name="T6">Race Condition</text:span><text:span text:style-name="T4">）</text:span><text:span text:style-name="T6">**</text:span><text:span text:style-name="T4">対策が必要。</text:span></text:p>
        </text:list-item>
      </text:list>
      <text:h text:style-name="P7" text:outline-level="3"><text:span text:style-name="T2">デッドロック </text:span><text:span text:style-name="T1">(Deadlock)</text:span></text:h>
      <text:list xml:id="list6163160695215428934" text:style-name="L8">
        <text:list-item>
          <text:p text:style-name="P19"><text:span text:style-name="T5">定義</text:span><text:span text:style-name="T7">:</text:span><text:span text:style-name="T6"> </text:span><text:span text:style-name="T4">複数のスレッドが互いに相手のロック解放を待ち続け、永遠に停止する状態。</text:span></text:p>
        </text:list-item>
        <text:list-item>
          <text:p text:style-name="P19"><text:span text:style-name="T5">対策</text:span><text:span text:style-name="T7">:</text:span><text:span text:style-name="T6"> </text:span><text:span text:style-name="T4">ロックの順序を統一する、など。</text:span></text:p>
        </text:list-item>
      </text:list>
      <text:h text:style-name="P7" text:outline-level="3"><text:span text:style-name="T2">ビット演算 </text:span><text:span text:style-name="T1">(Bit Manipulation)</text:span></text:h>
      <text:list xml:id="list1490557890938195645" text:style-name="L9">
        <text:list-item>
          <text:p text:style-name="P20"><text:span text:style-name="T7">XOR (</text:span><text:span text:style-name="Source_20_Text"><text:span text:style-name="T7">^</text:span></text:span><text:span text:style-name="T7">):</text:span><text:span text:style-name="T6"> </text:span><text:span text:style-name="T4">同じ値同士だと </text:span><text:span text:style-name="Source_20_Text"><text:span text:style-name="T6">0</text:span></text:span><text:span text:style-name="T6"> </text:span><text:span text:style-name="T4">になる。</text:span><text:span text:style-name="Source_20_Text"><text:span text:style-name="T6">a ^ a = 0</text:span></text:span><text:span text:style-name="T6">, </text:span><text:span text:style-name="Source_20_Text"><text:span text:style-name="T6">a ^ 0 = a</text:span></text:span><text:span text:style-name="T4">。</text:span></text:p>
          <text:list>
            <text:list-item>
              <text:p text:style-name="P20"><text:span text:style-name="T5">クイズ</text:span><text:span text:style-name="T7">:</text:span><text:span text:style-name="T6"> </text:span><text:span text:style-name="T4">「一時変数を使わずに値を入れ替える」や「ペアになっていない数を探す」で使われる。</text:span></text:p>
            </text:list-item>
          </text:list>
        </text:list-item>
        <text:list-item>
          <text:p text:style-name="P20"><text:span text:style-name="T5">シフト </text:span><text:span text:style-name="T7">(</text:span><text:span text:style-name="Source_20_Text"><text:span text:style-name="T7">&lt;&lt;</text:span></text:span><text:span text:style-name="T7">, </text:span><text:span text:style-name="Source_20_Text"><text:span text:style-name="T7">&gt;&gt;</text:span></text:span><text:span text:style-name="T7">):</text:span><text:span text:style-name="T6"> </text:span><text:span text:style-name="Source_20_Text"><text:span text:style-name="T6">x &lt;&lt; 1</text:span></text:span><text:span text:style-name="T6"> </text:span><text:span text:style-name="T4">は</text:span><text:span text:style-name="T6">2</text:span><text:span text:style-name="T4">倍、</text:span><text:span text:style-name="Source_20_Text"><text:span text:style-name="T6">x &gt;&gt; 1</text:span></text:span><text:span text:style-name="T6"> </text:span><text:span text:style-name="T4">は</text:span><text:span text:style-name="T6">1/2</text:span><text:span text:style-name="T4">倍（整数の場合）。</text:span></text:p>
        </text:list-item>
      </text:list>
      <text:p text:style-name="Horizontal_20_Line"/>
      <text:h text:style-name="P7" text:outline-level="3"><text:span text:style-name="T1">TD</text:span><text:span text:style-name="T2">としての「クイズ」対策まとめ</text:span></text:h>
      <text:p text:style-name="P1">もし明日、このリストにある用語が出てきたら、以下のキーワードと結びつけてください。</text:p>
      <text:list xml:id="list2586873973598548218" text:style-name="L10">
        <text:list-item>
          <text:p text:style-name="P21"><text:span text:style-name="T7">Map/Set</text:span><text:span text:style-name="T6"> → $O(\log N)$</text:span><text:span text:style-name="T4">、木構造</text:span></text:p>
        </text:list-item>
        <text:list-item>
          <text:p text:style-name="P21"><text:span text:style-name="T7">Hash</text:span><text:span text:style-name="T6"> → $O(1)$</text:span><text:span text:style-name="T4">、衝突の可能性</text:span></text:p>
        </text:list-item>
        <text:list-item>
          <text:p text:style-name="P21"><text:span text:style-name="T7">Virtual Destructor</text:span><text:span text:style-name="T6"> → </text:span><text:span text:style-name="T4">メモリリーク防止、継承の必須条件</text:span></text:p>
        </text:list-item>
        <text:list-item>
          <text:p text:style-name="P21"><text:span text:style-name="T7">Shared_ptr</text:span><text:span text:style-name="T6"> → </text:span><text:span text:style-name="T4">参照カウント、循環参照注意</text:span></text:p>
        </text:list-item>
        <text:list-item>
          <text:p text:style-name="P21"><text:span text:style-name="T7">Deadlock</text:span><text:span text:style-name="T6"> → </text:span><text:span text:style-name="T4">相互ロック待ち</text:span></text:p>
        </text:list-item>
      </text:list>
      <text:p text:style-name="P1">これでクイズ対策も万全です。理論（クイズ）と実践（コーディング）の両面で、隙のない準備が整いました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ＭＳ Ｐゴシック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8S</meta:editing-duration>
    <meta:editing-cycles>5</meta:editing-cycles>
    <meta:generator>OpenOffice/4.1.15$Win32 OpenOffice.org_project/4115m2$Build-9813</meta:generator>
    <dc:date>2025-12-07T15:11:05.42</dc:date>
    <dc:creator>miyawaki hidenori</dc:creator>
    <meta:document-statistic meta:table-count="2" meta:image-count="0" meta:object-count="0" meta:page-count="3" meta:paragraph-count="108" meta:word-count="1669" meta:character-count="2415"/>
    <meta:user-defined meta:name="Info 1"/>
    <meta:user-defined meta:name="Info 2"/>
    <meta:user-defined meta:name="Info 3"/>
    <meta:user-defined meta:name="Info 4"/>
  </office:meta>
</office:document-meta>
</file>